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d6b1" officeooo:paragraph-rsid="001cd6b1"/>
    </style:style>
    <style:style style:name="P2" style:family="paragraph" style:parent-style-name="Standard">
      <style:text-properties officeooo:rsid="001e9642" officeooo:paragraph-rsid="001e9642"/>
    </style:style>
    <style:style style:name="P3" style:family="paragraph" style:parent-style-name="Standard">
      <style:text-properties officeooo:rsid="00202d78" officeooo:paragraph-rsid="00202d78"/>
    </style:style>
    <style:style style:name="P4" style:family="paragraph" style:parent-style-name="Standard" style:list-style-name="L1">
      <style:text-properties officeooo:rsid="00202d78" officeooo:paragraph-rsid="00202d78"/>
    </style:style>
    <style:style style:name="P5" style:family="paragraph" style:parent-style-name="Standard" style:list-style-name="L1">
      <style:text-properties officeooo:paragraph-rsid="00202d78"/>
    </style:style>
    <style:style style:name="P6" style:family="paragraph" style:parent-style-name="Standard">
      <style:text-properties officeooo:rsid="00215195" officeooo:paragraph-rsid="00215195"/>
    </style:style>
    <style:style style:name="P7" style:family="paragraph" style:parent-style-name="Standard">
      <style:text-properties officeooo:rsid="0022cc84" officeooo:paragraph-rsid="0022cc84"/>
    </style:style>
    <style:style style:name="P8" style:family="paragraph" style:parent-style-name="Text_20_body">
      <style:text-properties officeooo:rsid="0023b437" officeooo:paragraph-rsid="0023b437"/>
    </style:style>
    <style:style style:name="P9" style:family="paragraph" style:parent-style-name="Text_20_body">
      <style:text-properties officeooo:rsid="00254663" officeooo:paragraph-rsid="00254663"/>
    </style:style>
    <style:style style:name="P10" style:family="paragraph" style:parent-style-name="Text_20_body">
      <style:text-properties officeooo:paragraph-rsid="0023b437"/>
    </style:style>
    <style:style style:name="P11" style:family="paragraph" style:parent-style-name="Text_20_body">
      <style:text-properties officeooo:rsid="00258638" officeooo:paragraph-rsid="00258638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Text_20_body">
      <style:text-properties officeooo:rsid="00273339" officeooo:paragraph-rsid="00273339"/>
    </style:style>
    <style:style style:name="P14" style:family="paragraph" style:parent-style-name="Text_20_body">
      <style:text-properties officeooo:rsid="0027df8f" officeooo:paragraph-rsid="0027df8f"/>
    </style:style>
    <style:style style:name="T1" style:family="text">
      <style:text-properties officeooo:rsid="00202d78"/>
    </style:style>
    <style:style style:name="T2" style:family="text">
      <style:text-properties officeooo:rsid="00254663"/>
    </style:style>
    <style:style style:name="T3" style:family="text">
      <style:text-properties officeooo:rsid="00273339"/>
    </style:style>
    <style:style style:name="T4" style:family="text">
      <style:text-properties officeooo:rsid="0027df8f"/>
    </style:style>
    <style:style style:name="T5" style:family="text">
      <style:text-properties officeooo:rsid="00293d5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¿<text:span text:style-name="T4">Q</text:span>ue es el “desing thinking” y por que es tan popular?</text:h>
      <text:p text:style-name="P1"/>
      <text:p text:style-name="P2">El “desing thinking” es un proceso que se basa en entender a los usuarios y resolver problemas, que no parecían tener solución, de formas alternativas.</text:p>
      <text:p text:style-name="P2">Es una manera de pensar común en todos los grandes innovadores, no una cualidad exclusiva de los diseñadores, y ha sido adoptada por muchas empresas punteras para mejorar la calidad de sus productos.</text:p>
      <text:p text:style-name="P2"/>
      <text:h text:style-name="Heading_20_1" text:outline-level="1">Fases del “Desing Thinking”</text:h>
      <text:p text:style-name="P2"/>
      <text:p text:style-name="P3">Hay muchas variantes de este proceso, pero todas son muy similares y siguen los mismos principios, que fueron descritos por primera vez por el premio Novel ”Herbert Simon”; Estas fases son:</text:p>
      <text:p text:style-name="P3"/>
      <text:list xml:id="list1979243715" text:style-name="L1">
        <text:list-item>
          <text:p text:style-name="P5"><text:span text:style-name="T1">Empatizar – con los usuarios</text:span></text:p>
        </text:list-item>
        <text:list-item>
          <text:p text:style-name="P4">Definir - las necesidades, los problemas y los conocimientos de tus usuarios</text:p>
        </text:list-item>
        <text:list-item>
          <text:p text:style-name="P4">Idear - Desafiando las suposiciones y creando ideas para soluciones innovadoras</text:p>
        </text:list-item>
        <text:list-item>
          <text:p text:style-name="P4">Prototipo – para empezar a crear soluciones</text:p>
        </text:list-item>
        <text:list-item>
          <text:p text:style-name="P4">Probar - las soluciones </text:p>
        </text:list-item>
      </text:list>
      <text:p text:style-name="P3"/>
      <text:p text:style-name="P6">Estas fases no tienen que seguir un orden específico, y pueden suceder paralelamente y repetirse continuamente.</text:p>
      <text:p text:style-name="P6"/>
      <text:h text:style-name="Heading_20_1" text:outline-level="1">El problema con el pensamiento arraigado</text:h>
      <text:p text:style-name="P6"/>
      <text:p text:style-name="P7">Los humanos desarrollan naturalmente una forma de pensar basada en actividades repetitivas y conocimientos comunes, la cual nos ayuda a actuar rápido en situaciones que nos resultan familiares; pero dificulta el desarrollo de nuevas formas de ver, comprender y resolver problemas.</text:p>
      <text:p text:style-name="P7"/>
      <text:p text:style-name="P7"><text:s/></text:p>
      <text:h text:style-name="Heading_20_1" text:outline-level="1">Pensamiento fuera de lo común</text:h>
      <text:p text:style-name="Text_20_body"/>
      <text:p text:style-name="P8">Consiste en analizar y entender como los usuarios utilizan los productos para mejorarlos. Para ello se cuestionan las afirmaciones asumidas previamente para comprobar su validez. <text:span text:style-name="T2">A partir de ahí este proceso nos ayudará a reunir las características de un problema en particular, lo que nos llevara a descubrir nuevas maneras de mejorar el producto, servicio, o diseño.</text:span></text:p>
      <text:p text:style-name="P10"/>
      <text:p text:style-name="P10"/>
      <text:p text:style-name="P10"/>
      <text:h text:style-name="Heading_20_1" text:outline-level="1"><text:soft-page-break/>E<text:span text:style-name="T2">l</text:span> “Desing thinking” es una herramienta fundamental</text:h>
      <text:p text:style-name="Text_20_body"/>
      <text:p text:style-name="P12">El proceso de diseño normalmente involucra a diferentes grupos de personas de diferentes departamentos, por ello desarrollar, categorizar, y organizar las ideas principales puede ser difícil;</text:p>
      <text:p text:style-name="P12">para ello se necesita llevar a cabo una estrategia basada en el “desing thinking”.</text:p>
      <text:p text:style-name="P9"/>
      <text:h text:style-name="Heading_20_1" text:outline-level="1">Ciencia y Racionalidad</text:h>
      <text:p text:style-name="Text_20_body"/>
      <text:p text:style-name="P11">Algunas de las actividades científicas inclu<text:span text:style-name="T3">irán</text:span> el análisis de como los usuarios interactúan con los productos, e investiga<text:span text:style-name="T3">ran</text:span> las condiciones en las que <text:span text:style-name="T3">lo hacen.</text:span></text:p>
      <text:p text:style-name="P13">A diferencia de una investigación científica en la cual la mayoría de las características están testeadas, el “desing thinking” incluye elementos ambiguos del problema con parámetros desconocidos.</text:p>
      <text:p text:style-name="P13">Tras conseguir una cantidad de potenciales soluciones, se desbloquea el proceso de selección racional, que se basa en analizar y desmentir las posibles solucione, para conseguir la mejor opción para cada problema.</text:p>
      <text:p text:style-name="P13"/>
      <text:h text:style-name="Heading_20_1" text:outline-level="1">Generación de ideas y soluciones creativas mediante la comprensión holística de los seres humanos </text:h>
      <text:p text:style-name="Text_20_body"/>
      <text:p text:style-name="P14">El “desing thinking” trata de empatizar con los problemas a los que se enfrentan las personas, lo que involucra conceptos subjetivos como las emociones. Esto hace que se centre mas en el contexto, los problemas y obstáculos a los que pueden enfrentarse las personas al interactuar con un producto.</text:p>
      <text:p text:style-name="P14"/>
      <text:h text:style-name="Heading_20_1" text:outline-level="1"><text:span text:style-name="T4">“Desing thinking” </text:span>es un proceso iterativo y no lineal </text:h>
      <text:p text:style-name="Text_20_body"/>
      <text:p text:style-name="P14">Esto significa que el equipo de diseño usa continuamente los resultados para renovar, cuestionar, y mejorar lo asumido. <text:span text:style-name="T5">Los resultados de la fase final de iniciación del trabajo, nos plantean nuevas percepciones que nos permiten plantear soluciones alternativa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1T01:54:32.809000000</dc:date>
    <meta:editing-duration>PT23M4S</meta:editing-duration>
    <meta:editing-cycles>1</meta:editing-cycles>
    <meta:document-statistic meta:table-count="0" meta:image-count="0" meta:object-count="0" meta:page-count="2" meta:paragraph-count="27" meta:word-count="515" meta:character-count="3334" meta:non-whitespace-character-count="2844"/>
    <meta:generator>LibreOffice/7.2.5.2$Windows_X86_64 LibreOffice_project/499f9727c189e6ef3471021d6132d4c694f357e5</meta:generator>
  </office:meta>
</office:document-meta>
</file>